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ddc63" officeooo:paragraph-rsid="001ddc63"/>
    </style:style>
    <style:style style:name="P2" style:family="paragraph" style:parent-style-name="Standard">
      <style:text-properties style:font-name="Liberation Mono" officeooo:rsid="00208028" officeooo:paragraph-rsid="00208028"/>
    </style:style>
    <style:style style:name="P3" style:family="paragraph" style:parent-style-name="Standard">
      <style:text-properties style:font-name="Liberation Mono" officeooo:rsid="0020d801" officeooo:paragraph-rsid="0020d801"/>
    </style:style>
    <style:style style:name="P4" style:family="paragraph" style:parent-style-name="Standard">
      <style:text-properties style:font-name="Liberation Mono" officeooo:rsid="0020d8cb" officeooo:paragraph-rsid="0020d8cb"/>
    </style:style>
    <style:style style:name="P5" style:family="paragraph" style:parent-style-name="Standard">
      <style:text-properties style:font-name="Liberation Mono" officeooo:rsid="0020d8cb" officeooo:paragraph-rsid="00213081"/>
    </style:style>
    <style:style style:name="P6" style:family="paragraph" style:parent-style-name="Standard">
      <style:text-properties style:font-name="Liberation Mono" officeooo:rsid="0020d8cb" officeooo:paragraph-rsid="00230673"/>
    </style:style>
    <style:style style:name="P7" style:family="paragraph" style:parent-style-name="Standard">
      <style:text-properties style:font-name="Liberation Mono" officeooo:rsid="00237d8e" officeooo:paragraph-rsid="00237d8e"/>
    </style:style>
    <style:style style:name="P8" style:family="paragraph" style:parent-style-name="Standard">
      <style:text-properties style:font-name="Liberation Mono" officeooo:rsid="002554b9" officeooo:paragraph-rsid="002554b9"/>
    </style:style>
    <style:style style:name="P9" style:family="paragraph" style:parent-style-name="Standard">
      <style:text-properties style:font-name="Liberation Mono" officeooo:rsid="0026ef44" officeooo:paragraph-rsid="0026ef44"/>
    </style:style>
    <style:style style:name="P10" style:family="paragraph" style:parent-style-name="Standard">
      <style:text-properties style:font-name="Liberation Mono" officeooo:rsid="0026ef44" officeooo:paragraph-rsid="0027d5b2"/>
    </style:style>
    <style:style style:name="P11" style:family="paragraph" style:parent-style-name="Standard">
      <style:text-properties style:font-name="Liberation Mono" officeooo:rsid="0027d5b2" officeooo:paragraph-rsid="0027d5b2"/>
    </style:style>
    <style:style style:name="P12" style:family="paragraph" style:parent-style-name="Standard">
      <style:text-properties style:font-name="Liberation Mono" officeooo:rsid="00296edf" officeooo:paragraph-rsid="00296edf"/>
    </style:style>
    <style:style style:name="P13" style:family="paragraph" style:parent-style-name="Standard">
      <style:text-properties style:font-name="Liberation Mono" fo:font-weight="bold" officeooo:rsid="00296edf" officeooo:paragraph-rsid="00296edf" style:font-weight-asian="bold" style:font-weight-complex="bold"/>
    </style:style>
    <style:style style:name="P14" style:family="paragraph" style:parent-style-name="Standard">
      <style:text-properties style:font-name="Liberation Mono" fo:font-weight="bold" officeooo:rsid="002554b9" officeooo:paragraph-rsid="002554b9" style:font-weight-asian="bold" style:font-weight-complex="bold"/>
    </style:style>
    <style:style style:name="P15" style:family="paragraph" style:parent-style-name="Standard">
      <style:text-properties style:font-name="Liberation Mono" fo:font-weight="bold" officeooo:rsid="001ddc63" officeooo:paragraph-rsid="001ddc63" style:font-weight-asian="bold" style:font-weight-complex="bold"/>
    </style:style>
    <style:style style:name="P16" style:family="paragraph" style:parent-style-name="Standard">
      <style:text-properties style:font-name="Liberation Mono" officeooo:rsid="002b44a6" officeooo:paragraph-rsid="002b44a6"/>
    </style:style>
    <style:style style:name="P17" style:family="paragraph" style:parent-style-name="Standard">
      <style:text-properties style:font-name="Liberation Mono" officeooo:rsid="002c33bc" officeooo:paragraph-rsid="002c33bc"/>
    </style:style>
    <style:style style:name="T1" style:family="text">
      <style:text-properties officeooo:rsid="001ebd7a"/>
    </style:style>
    <style:style style:name="T2" style:family="text">
      <style:text-properties officeooo:rsid="0020d801"/>
    </style:style>
    <style:style style:name="T3" style:family="text">
      <style:text-properties officeooo:rsid="00212909"/>
    </style:style>
    <style:style style:name="T4" style:family="text">
      <style:text-properties officeooo:rsid="00213081"/>
    </style:style>
    <style:style style:name="T5" style:family="text">
      <style:text-properties officeooo:rsid="00230673"/>
    </style:style>
    <style:style style:name="T6" style:family="text">
      <style:text-properties officeooo:rsid="00237d8e"/>
    </style:style>
    <style:style style:name="T7" style:family="text">
      <style:text-properties officeooo:rsid="0026ef44"/>
    </style:style>
    <style:style style:name="T8" style:family="text">
      <style:text-properties officeooo:rsid="0027d5b2"/>
    </style:style>
    <style:style style:name="T9" style:family="text">
      <style:text-properties officeooo:rsid="002b44a6"/>
    </style:style>
    <style:style style:name="T10" style:family="text">
      <style:text-properties officeooo:rsid="002c33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<text:span text:style-name="T6">) Cours</text:span></text:p>
      <text:p text:style-name="P7">1-1) On crée un second tableau ayant une case de plus que le précédant (taille nouveau tableau = taille ancien tableau + 1). On copie dans le nouveau tableau toutes les valeurs de l’ancien tableau, et enfin on ajoute au nouveau tableau la nouvelle valeur.</text:p>
      <text:p text:style-name="P7"/>
      <text:p text:style-name="P7">1-2)</text:p>
      <text:p text:style-name="P7">a) il s’agit d’une instruction ;</text:p>
      <text:p text:style-name="P7">b) les opérateurs sont =, + et /</text:p>
      <text:p text:style-name="P7">c) tab est un tableau</text:p>
      <text:p text:style-name="P7">d) i est de type int</text:p>
      <text:p text:style-name="P7">e) t peut être de type double ou float.</text:p>
      <text:p text:style-name="P1"/>
      <text:p text:style-name="P13">2) Erreurs</text:p>
      <text:p text:style-name="P12">a) erreur 1, ligne 1 : il manque une accolade d’ouverture à la déclaration de la classe.</text:p>
      <text:p text:style-name="P12"><text:span text:style-name="T9">C</text:span>orrection : rajouter une accolade ouvrante après le nom de la classe</text:p>
      <text:p text:style-name="P12">b) erreur 2, ligne 5 : lireInt est une méthode. Il lui manque des parenthèses.</text:p>
      <text:p text:style-name="P12">Correction : rajouter des (). Terminal.lireInt().</text:p>
      <text:p text:style-name="P12">c) erreur 3, ligne 8 : return – 1, alors que la méthode main est de « type » void.</text:p>
      <text:p text:style-name="P12"><text:span text:style-name="T9">C</text:span>orrection : supprimer l’instruction return -1</text:p>
      <text:p text:style-name="P12">d) erreur 4, ligne <text:span text:style-name="T9">11 : le type de la variable table n’est pas précisé.</text:span></text:p>
      <text:p text:style-name="P16">Correction : for(int table=2 ; table&lt;=N ; table++){}</text:p>
      <text:p text:style-name="P16">e) erreur 5, ligne 18 : le x n’est pas entre guillemets et est dans ce cas considéré comme une variable à déclarer.</text:p>
      <text:p text:style-name="P16">Correction : mettre x entre guillemets. ‘’x’’</text:p>
      <text:p text:style-name="P16">f) erreur 6, ligne 4 : il manque un point virgule à la fin de l’instruction.</text:p>
      <text:p text:style-name="P16">Correction : rajouter un « ; »</text:p>
      <text:p text:style-name="P16">g) erreur 7, ligne <text:span text:style-name="T10">6 : la variable déclarée est N et non n.</text:span></text:p>
      <text:p text:style-name="P17">correction : remplacer n par N.</text:p>
      <text:p text:style-name="P1"/>
      <text:p text:style-name="P14">3) Algorithmique</text:p>
      <text:p text:style-name="P8">3-1)</text:p>
      <text:p text:style-name="P8">Entrées :</text:p>
      <text:p text:style-name="P8"><text:tab/>n : le nombre dont on cherche les diviseurs</text:p>
      <text:p text:style-name="P8">Sorties :</text:p>
      <text:p text:style-name="P8"><text:tab/>liste : la liste des diviseurs</text:p>
      <text:p text:style-name="P8">Variables :</text:p>
      <text:p text:style-name="P8"><text:tab/>i : indice de comptage de la boucle « pour »</text:p>
      <text:p text:style-name="P8">Algorithme :</text:p>
      <text:p text:style-name="P8"><text:tab/>lire n</text:p>
      <text:p text:style-name="P8"><text:tab/>si n == 0</text:p>
      <text:p text:style-name="P8"><text:tab/><text:tab/>ecrire « pas de diviseur possible »</text:p>
      <text:p text:style-name="P8"><text:tab/>sinon </text:p>
      <text:p text:style-name="P8"><text:tab/><text:tab/>pour i allant de 1 jusqu’à n</text:p>
      <text:p text:style-name="P8"><text:tab/><text:tab/><text:tab/>si n modulo i == 0</text:p>
      <text:p text:style-name="P8"><text:tab/><text:tab/><text:tab/><text:tab/>ajouter i à liste</text:p>
      <text:p text:style-name="P8"><text:tab/><text:span text:style-name="T7">pour i allant de 0 jusqu’à taille_de_la_liste – 1</text:span></text:p>
      <text:p text:style-name="P8"><text:soft-page-break/><text:tab/><text:tab/><text:span text:style-name="T7">afficher ième élément de la liste</text:span></text:p>
      <text:p text:style-name="P9">Fin Algorithme</text:p>
      <text:p text:style-name="P9"/>
      <text:p text:style-name="P9">3-2)</text:p>
      <text:p text:style-name="P9">public static void conversion(){</text:p>
      <text:p text:style-name="P9"><text:tab/>Scanner clavier = new Scanner(System.in) ;</text:p>
      <text:p text:style-name="P9"><text:tab/>int n = clavier.nextInt() ;</text:p>
      <text:p text:style-name="P9"><text:tab/>String res = ‘’ ;</text:p>
      <text:p text:style-name="P11"><text:tab/>int digit = 0;</text:p>
      <text:p text:style-name="P9"><text:tab/>while(n&gt;0){</text:p>
      <text:p text:style-name="P9"><text:tab/><text:tab/><text:span text:style-name="T8">digit = n%16 ;</text:span></text:p>
      <text:p text:style-name="P10"><text:tab/><text:tab/><text:span text:style-name="T8">if(digit&lt;9){</text:span></text:p>
      <text:p text:style-name="P10"><text:span text:style-name="T8"><text:tab/><text:tab/><text:tab/>res = (char) (‘0’ + digit) + res ;</text:span></text:p>
      <text:p text:style-name="P10"><text:span text:style-name="T8"><text:tab/><text:tab/>} else {</text:span></text:p>
      <text:p text:style-name="P10"><text:span text:style-name="T8"><text:tab/><text:tab/><text:tab/>res = (char= (‘a’ + digit – 10) + res ;</text:span></text:p>
      <text:p text:style-name="P10"><text:span text:style-name="T8"><text:tab/><text:tab/>}</text:span></text:p>
      <text:p text:style-name="P10"><text:tab/><text:tab/><text:span text:style-name="T8">n = n/16 ;</text:span></text:p>
      <text:p text:style-name="P9"><text:tab/>}</text:p>
      <text:p text:style-name="P9"><text:tab/>clavier.close()</text:p>
      <text:p text:style-name="P9">}</text:p>
      <text:p text:style-name="P1"/>
      <text:p text:style-name="P15">5) Exercices</text:p>
      <text:p text:style-name="P1">5-1)</text:p>
      <text:p text:style-name="P1">public static double <text:span text:style-name="T2">calculP</text:span>rix(double longueur, double largeur, double <text:tab/><text:tab/><text:tab/><text:tab/><text:tab/><text:tab/>prix) {</text:p>
      <text:p text:style-name="P1"><text:tab/>double prixTotal = 0.0 ;</text:p>
      <text:p text:style-name="P1"><text:tab/>try{</text:p>
      <text:p text:style-name="P1"><text:tab/><text:tab/>double surface = (longueur/100) * (largeur/100);</text:p>
      <text:p text:style-name="P1"><text:tab/><text:tab/>prixTotal = surface * prix ;</text:p>
      <text:p text:style-name="P1"><text:tab/>} catch (InputMismatchException e){</text:p>
      <text:p text:style-name="P1"><text:tab/><text:tab/><text:span text:style-name="T1">System.out.println(‘’Dimensions incorrectes’’) ;</text:span></text:p>
      <text:p text:style-name="P1"><text:tab/>}</text:p>
      <text:p text:style-name="P1"><text:tab/>r<text:span text:style-name="T1">eturn prixTotal ;</text:span></text:p>
      <text:p text:style-name="P1">}</text:p>
      <text:p text:style-name="P1"/>
      <text:p text:style-name="P2">5-2)</text:p>
      <text:p text:style-name="P2">public static <text:span text:style-name="T2">int </text:span>chercheAppel<text:span text:style-name="T2">l</text:span>ation(String [] nomBois, String <text:tab/><text:tab/><text:tab/><text:tab/><text:tab/><text:tab/><text:tab/><text:tab/><text:tab/>appel<text:span text:style-name="T2">l</text:span>ation) {</text:p>
      <text:p text:style-name="P2"><text:tab/>boolean trouve = false ;</text:p>
      <text:p text:style-name="P2"><text:tab/>int i = 0 ;</text:p>
      <text:p text:style-name="P2"><text:tab/>indice = -1 ;</text:p>
      <text:p text:style-name="P2"><text:tab/>while (!trouve &amp;&amp; i&lt;nomBois.length){</text:p>
      <text:p text:style-name="P2"><text:tab/><text:tab/>if(appelation.equals(nomBois[i]){</text:p>
      <text:p text:style-name="P2"><text:tab/><text:tab/><text:tab/>trouve = true ;</text:p>
      <text:p text:style-name="P2"><text:tab/><text:tab/><text:tab/>indice = i ;</text:p>
      <text:p text:style-name="P2"><text:tab/><text:tab/>}</text:p>
      <text:p text:style-name="P2"><text:tab/><text:tab/>i++ ;</text:p>
      <text:p text:style-name="P2"><text:tab/>}</text:p>
      <text:p text:style-name="P2"><text:tab/>return indice ;</text:p>
      <text:p text:style-name="P2">}</text:p>
      <text:p text:style-name="P2"/>
      <text:p text:style-name="P2">5-3)</text:p>
      <text:p text:style-name="P3"><text:soft-page-break/>public static double cherchePrix(String [] nomBois, double [] <text:tab/><text:tab/><text:tab/><text:tab/><text:tab/>prixBois, String appellation){</text:p>
      <text:p text:style-name="P3"><text:tab/>int indice = chercheAppellation(nomBois, appellation) ;</text:p>
      <text:p text:style-name="P3"><text:tab/>double prix = 0.0 ;</text:p>
      <text:p text:style-name="P3"><text:tab/>if(indice == -1){</text:p>
      <text:p text:style-name="P3"><text:tab/><text:tab/>System.out.println(‘’Appellation non cataloguée’’) ;</text:p>
      <text:p text:style-name="P3"><text:tab/>} else {</text:p>
      <text:p text:style-name="P3"><text:tab/><text:tab/>prix = prixBois[indice] ;</text:p>
      <text:p text:style-name="P3"><text:tab/>}</text:p>
      <text:p text:style-name="P3"><text:tab/>return prix ;</text:p>
      <text:p text:style-name="P3">}</text:p>
      <text:p text:style-name="P3"/>
      <text:p text:style-name="P4">5-4) <text:span text:style-name="T5">et 5-5)</text:span></text:p>
      <text:p text:style-name="P4">public static double [] prixParPlanche(String [] commandePlanche, <text:tab/><text:tab/><text:tab/><text:tab/>double [] dimensionsPlanche) {</text:p>
      <text:p text:style-name="P4"/>
      <text:p text:style-name="P4"><text:tab/>int taille = commandePlanche.length ;</text:p>
      <text:p text:style-name="P4"><text:tab/>double [] prixPlanche = new double [taille] ;</text:p>
      <text:p text:style-name="P4"><text:tab/><text:span text:style-name="T5">double total = 0;</text:span></text:p>
      <text:p text:style-name="P4"><text:tab/>String appellation <text:span text:style-name="T3">= ’’</text:span> ;</text:p>
      <text:p text:style-name="P4"><text:tab/><text:span text:style-name="T3">double prixUnitaire = 0 ;</text:span></text:p>
      <text:p text:style-name="P4"><text:tab/><text:span text:style-name="T4">String affichageComplet =’’ ;</text:span></text:p>
      <text:p text:style-name="P4"/>
      <text:p text:style-name="P4"><text:tab/>for(int i=0 ; i&lt;taille ; i++){</text:p>
      <text:p text:style-name="P4"><text:tab/><text:tab/>appellation = commandePlanche[i] ;</text:p>
      <text:p text:style-name="P4"><text:tab/><text:tab/><text:span text:style-name="T3">prixUnitaire = cherchePrix(nomBois, prixBois, <text:tab/><text:tab/><text:tab/><text:tab/><text:tab/><text:tab/><text:tab/>appellation) ;</text:span></text:p>
      <text:p text:style-name="P4"><text:tab/><text:tab/><text:span text:style-name="T3">prixPlanche[i] = calculPrix(dimensionsPlanche[i][0], <text:tab/><text:tab/><text:tab/><text:tab/>dimensionsPlanche[i][1], prixUnitaire) ;</text:span></text:p>
      <text:p text:style-name="P5"><text:tab/><text:tab/><text:span text:style-name="T4">affichageComplet += appellation + ‘-&gt; de longueur = ’ + <text:tab/><text:tab/><text:tab/><text:tab/></text:span><text:span text:style-name="T3">dimensionsPlanche[i][0] </text:span><text:span text:style-name="T4">+ ‘ et de largeur = ‘ + <text:tab/><text:tab/><text:tab/><text:tab/></text:span><text:span text:style-name="T3">dimensionsPlanche[i][</text:span><text:span text:style-name="T4">1</text:span><text:span text:style-name="T3">] </text:span><text:span text:style-name="T4">+ ‘ coûte ‘ + <text:tab/><text:tab/><text:tab/><text:tab/><text:tab/><text:tab/>p</text:span><text:span text:style-name="T5">rixBois[i] + ‘€ au m²’ + ‘,soit un total de ’+ <text:tab/><text:tab/><text:tab/><text:tab/></text:span><text:span text:style-name="T4">prixUnitaire + ‘€ ’ + ‘\n’ ;</text:span></text:p>
      <text:p text:style-name="P4"><text:tab/>}</text:p>
      <text:p text:style-name="P4"><text:tab/>// <text:span text:style-name="T4">affichage complet de la commande</text:span></text:p>
      <text:p text:style-name="P6"><text:tab/><text:span text:style-name="T5">for(int j=0 ; j&lt;prixPlanche.length ; j++){</text:span></text:p>
      <text:p text:style-name="P6"><text:span text:style-name="T5"><text:tab/><text:tab/>total += prixPlanche[j]</text:span></text:p>
      <text:p text:style-name="P6"><text:span text:style-name="T5"><text:tab/>}</text:span></text:p>
      <text:p text:style-name="P4"><text:tab/><text:span text:style-name="T5">affichageComplet += ‘le total de la commande est ‘ + total ;</text:span></text:p>
      <text:p text:style-name="P4"><text:tab/><text:span text:style-name="T5">System.out.println(affichageComplet) ;</text:span></text:p>
      <text:p text:style-name="P4"><text:tab/><text:span text:style-name="T3">return prixPlanche ;</text:span></text:p>
      <text:p text:style-name="P4">}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3:30:20.450029824</meta:creation-date>
    <dc:date>2021-02-19T15:30:01.496011564</dc:date>
    <meta:editing-duration>PT57M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3" meta:paragraph-count="118" meta:word-count="677" meta:character-count="3926" meta:non-whitespace-character-count="3205"/>
  </office:meta>
</office:document-meta>
</file>